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67bf" officeooo:paragraph-rsid="001767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spaces</text:p>
      <text:p text:style-name="P1">BY ALEX ON AUGUST 17TH, 2007 | LAST MODIFIED BY ALEX ON FEBRUARY 28TH, 2016</text:p>
      <text:p text:style-name="P1">This lesson builds upon the concepts introduced in section 1.3a -- A first look at cout, cin, endl, namespaces, and using statements.</text:p>
      <text:p text:style-name="P1"/>
      <text:p text:style-name="P1">Pretend you are the teacher of a classroom of students. For sake of example, let’s say there are two boys named “Alex”. If you were to say, “Alex got an A on his test”, which Alex are you referring to? Nobody knows, unless you have a way to disambiguate which Alex you mean. Perhaps you point at one, or use their last names. If the two Alex’s were in different classrooms, there wouldn’t be a problem -- the problem is really that there are two things with the same name in the same place. And, in fact, as the number of students in the classroom increase, the odds of having two students with the same first name increases exponentially.</text:p>
      <text:p text:style-name="P1"/>
      <text:p text:style-name="P1">A similar issue can arise in programming when two identifiers (variable and/or function names) with the same name are introduced into the same scope. When this happens, a naming collision will result, and the compiler will produce an error because it does not have enough information to resolve the ambiguity. As programs get larger and larger, the number of identifiers increases linearly, which in turn causes the probability of naming collisions to increase exponentially.</text:p>
      <text:p text:style-name="P1"/>
      <text:p text:style-name="P1">Let’s take a look at an example of a naming collision. In the following example, foo.h and goo.h are the header files that contain functions that do different things but have the same name and parameters.</text:p>
      <text:p text:style-name="P1"/>
      <text:p text:style-name="P1">foo.h:</text:p>
      <text:p text:style-name="P1"/>
      <text:p text:style-name="P1">1</text:p>
      <text:p text:style-name="P1">2</text:p>
      <text:p text:style-name="P1">3</text:p>
      <text:p text:style-name="P1">4</text:p>
      <text:p text:style-name="P1">5</text:p>
      <text:p text:style-name="P1">// This doSomething() adds the value of its parameters</text:p>
      <text:p text:style-name="P1">int doSomething(int x, int y)</text:p>
      <text:p text:style-name="P1">{</text:p>
      <text:p text:style-name="P1"><text:s text:c="4"/>return x + y;</text:p>
      <text:p text:style-name="P1">}</text:p>
      <text:p text:style-name="P1">goo.h:</text:p>
      <text:p text:style-name="P1"/>
      <text:p text:style-name="P1">1</text:p>
      <text:p text:style-name="P1">2</text:p>
      <text:p text:style-name="P1">3</text:p>
      <text:p text:style-name="P1">4</text:p>
      <text:p text:style-name="P1">5</text:p>
      <text:p text:style-name="P1">// This doSomething() subtracts the value of its parameters</text:p>
      <text:p text:style-name="P1">int doSomething(int x, int y)</text:p>
      <text:p text:style-name="P1">{</text:p>
      <text:p text:style-name="P1"><text:s text:c="4"/>return x - y;</text:p>
      <text:p text:style-name="P1">}</text:p>
      <text:p text:style-name="P1">main.cpp:</text:p>
      <text:p text:style-name="P1"/>
      <text:p text:style-name="P1">1</text:p>
      <text:p text:style-name="P1">2</text:p>
      <text:p text:style-name="P1"><text:soft-page-break/>3</text:p>
      <text:p text:style-name="P1">4</text:p>
      <text:p text:style-name="P1">5</text:p>
      <text:p text:style-name="P1">6</text:p>
      <text:p text:style-name="P1">7</text:p>
      <text:p text:style-name="P1">8</text:p>
      <text:p text:style-name="P1">9</text:p>
      <text:p text:style-name="P1">#include "foo.h"</text:p>
      <text:p text:style-name="P1">#include "goo.h"</text:p>
      <text:p text:style-name="P1">#include &lt;iostream&gt;</text:p>
      <text:p text:style-name="P1"><text:s/></text:p>
      <text:p text:style-name="P1">int main()</text:p>
      <text:p text:style-name="P1">{</text:p>
      <text:p text:style-name="P1"><text:s text:c="4"/>std::cout &lt;&lt; doSomething(4, 3); // which doSomething will we get?</text:p>
      <text:p text:style-name="P1"><text:s text:c="4"/>return 0;</text:p>
      <text:p text:style-name="P1">}</text:p>
      <text:p text:style-name="P1">If foo.h and goo.h are compiled separately, they will each compile without incident. However, by including them in the same program, we have now introduced two different functions with the same name and parameters into the same scope (the global scope), which causes a naming collision. As a result, the compiler will issue an error:</text:p>
      <text:p text:style-name="P1"/>
      <text:p text:style-name="P1">c:\VCProjects\goo.h(4) : error C2084: function 'int __cdecl doSomething(int,int)' already has a body</text:p>
      <text:p text:style-name="P1">In order to help address this type of problem, the concept of namespaces was introduced.</text:p>
      <text:p text:style-name="P1"/>
      <text:p text:style-name="P1">What is a namespace?</text:p>
      <text:p text:style-name="P1"/>
      <text:p text:style-name="P1">A namespace defines an area of code in which all identifiers are guaranteed to be unique. By default, global variables and normal functions are defined in the global namespace. For example, take a look at the following snippet:</text:p>
      <text:p text:style-name="P1"/>
      <text:p text:style-name="P1">1</text:p>
      <text:p text:style-name="P1">2</text:p>
      <text:p text:style-name="P1">3</text:p>
      <text:p text:style-name="P1">4</text:p>
      <text:p text:style-name="P1">5</text:p>
      <text:p text:style-name="P1">6</text:p>
      <text:p text:style-name="P1">int g_x = 5;</text:p>
      <text:p text:style-name="P1"><text:s/></text:p>
      <text:p text:style-name="P1">int foo(int x)</text:p>
      <text:p text:style-name="P1">{</text:p>
      <text:p text:style-name="P1"><text:s text:c="4"/>return -x;</text:p>
      <text:p text:style-name="P1">}</text:p>
      <text:p text:style-name="P1">Both g_x and foo() are defined in the global namespace.</text:p>
      <text:p text:style-name="P1"/>
      <text:p text:style-name="P1">In the example program above that had the naming collision, when main() #included both foo.h and goo.h, the compiler tried to put both versions of doSomething() into the global namespace, which is why the naming collision resulted.</text:p>
      <text:p text:style-name="P1"/>
      <text:p text:style-name="P1">In order to help avoid issues where two independent pieces of code have naming collisions with each other when used together, C++ allows us to declare our own namespaces via the namespace keyword. Anything declared inside a user-defined namespace belongs to that namespace, not the global namespace.</text:p>
      <text:p text:style-name="P1"><text:soft-page-break/></text:p>
      <text:p text:style-name="P1">Here is an example of the headers in the first example rewritten using namespaces:</text:p>
      <text:p text:style-name="P1"/>
      <text:p text:style-name="P1">foo.h:</text:p>
      <text:p text:style-name="P1"/>
      <text:p text:style-name="P1">1</text:p>
      <text:p text:style-name="P1">2</text:p>
      <text:p text:style-name="P1">3</text:p>
      <text:p text:style-name="P1">4</text:p>
      <text:p text:style-name="P1">5</text:p>
      <text:p text:style-name="P1">6</text:p>
      <text:p text:style-name="P1">7</text:p>
      <text:p text:style-name="P1">8</text:p>
      <text:p text:style-name="P1">namespace Foo</text:p>
      <text:p text:style-name="P1">{</text:p>
      <text:p text:style-name="P1"><text:s text:c="4"/>// This doSomething() belongs to namespace Foo</text:p>
      <text:p text:style-name="P1"><text:s text:c="4"/>int doSomething(int x, int y)</text:p>
      <text:p text:style-name="P1"><text:s text:c="4"/>{</text:p>
      <text:p text:style-name="P1"><text:s text:c="8"/>return x + y;</text:p>
      <text:p text:style-name="P1"><text:s text:c="4"/>}</text:p>
      <text:p text:style-name="P1">}</text:p>
      <text:p text:style-name="P1">goo.h:</text:p>
      <text:p text:style-name="P1"/>
      <text:p text:style-name="P1">1</text:p>
      <text:p text:style-name="P1">2</text:p>
      <text:p text:style-name="P1">3</text:p>
      <text:p text:style-name="P1">4</text:p>
      <text:p text:style-name="P1">5</text:p>
      <text:p text:style-name="P1">6</text:p>
      <text:p text:style-name="P1">7</text:p>
      <text:p text:style-name="P1">8</text:p>
      <text:p text:style-name="P1">namespace Goo</text:p>
      <text:p text:style-name="P1">{</text:p>
      <text:p text:style-name="P1"><text:s text:c="4"/>// This doSomething() belongs to namespace Goo</text:p>
      <text:p text:style-name="P1"><text:s text:c="4"/>int doSomething(int x, int y)</text:p>
      <text:p text:style-name="P1"><text:s text:c="4"/>{</text:p>
      <text:p text:style-name="P1"><text:s text:c="8"/>return x - y;</text:p>
      <text:p text:style-name="P1"><text:s text:c="4"/>}</text:p>
      <text:p text:style-name="P1">}</text:p>
      <text:p text:style-name="P1">Now the doSomething() inside of foo.h is inside the Foo namespace, and the doSomething() inside of goo.h is inside the Goo namespace. Let’s see what happens when we recompile main.cpp:</text:p>
      <text:p text:style-name="P1"/>
      <text:p text:style-name="P1">1</text:p>
      <text:p text:style-name="P1">2</text:p>
      <text:p text:style-name="P1">3</text:p>
      <text:p text:style-name="P1">4</text:p>
      <text:p text:style-name="P1">5</text:p>
      <text:p text:style-name="P1">int main()</text:p>
      <text:p text:style-name="P1">{</text:p>
      <text:p text:style-name="P1"><text:s text:c="4"/>std::cout &lt;&lt; doSomething(4, 3); // which doSomething will we get?</text:p>
      <text:p text:style-name="P1"><text:s text:c="4"/>return 0;</text:p>
      <text:p text:style-name="P1">}</text:p>
      <text:p text:style-name="P1"><text:soft-page-break/>The answer is that we now get another error!</text:p>
      <text:p text:style-name="P1"/>
      <text:p text:style-name="P1">C:\VCProjects\Test.cpp(15) : error C2065: 'doSomething' : undeclared identifier</text:p>
      <text:p text:style-name="P1">What happened is that when we tried to call the doSomething() function, the compiler looked in the global namespace to see if it could find a definition of doSomething(). However, because neither of our doSomething() functions live in the global namespace any more, it failed to find a definition at all!</text:p>
      <text:p text:style-name="P1"/>
      <text:p text:style-name="P1">There are two different ways to tell the compiler which version of doSomething to use.</text:p>
      <text:p text:style-name="P1"/>
      <text:p text:style-name="P1">Accessing a namespace with the scope resolution operator (::)</text:p>
      <text:p text:style-name="P1"/>
      <text:p text:style-name="P1">The first way to tell the compiler to look in a particular namespace for an identifier is to use the scope resolution operator (::). This operator allows you to prefix an identifier name with the namespace you wish to use.</text:p>
      <text:p text:style-name="P1"/>
      <text:p text:style-name="P1">Here is an example of using the scope resolution operator to tell the compiler that we explicitly want to use the version of doSomething that lives in the Foo namespace:</text:p>
      <text:p text:style-name="P1"/>
      <text:p text:style-name="P1">1</text:p>
      <text:p text:style-name="P1">2</text:p>
      <text:p text:style-name="P1">3</text:p>
      <text:p text:style-name="P1">4</text:p>
      <text:p text:style-name="P1">5</text:p>
      <text:p text:style-name="P1">int main(void)</text:p>
      <text:p text:style-name="P1">{</text:p>
      <text:p text:style-name="P1"><text:s text:c="4"/>std::cout &lt;&lt; Foo::doSomething(4, 3);</text:p>
      <text:p text:style-name="P1"><text:s text:c="4"/>return 0;</text:p>
      <text:p text:style-name="P1">}</text:p>
      <text:p text:style-name="P1">This produces the result:</text:p>
      <text:p text:style-name="P1"/>
      <text:p text:style-name="P1">7</text:p>
      <text:p text:style-name="P1">If we wanted to use the version of doSomething() that lives in Goo instead:</text:p>
      <text:p text:style-name="P1"/>
      <text:p text:style-name="P1">1</text:p>
      <text:p text:style-name="P1">2</text:p>
      <text:p text:style-name="P1">3</text:p>
      <text:p text:style-name="P1">4</text:p>
      <text:p text:style-name="P1">5</text:p>
      <text:p text:style-name="P1">int main(void)</text:p>
      <text:p text:style-name="P1">{</text:p>
      <text:p text:style-name="P1"><text:s text:c="4"/>std::cout &lt;&lt; Goo::doSomething(4, 3);</text:p>
      <text:p text:style-name="P1"><text:s text:c="4"/>return 0;</text:p>
      <text:p text:style-name="P1">}</text:p>
      <text:p text:style-name="P1">This produces the result:</text:p>
      <text:p text:style-name="P1"/>
      <text:p text:style-name="P1">1</text:p>
      <text:p text:style-name="P1">The scope resolution operator is very nice because it allows us to specifically pick which namespace we want to look in. It even allows us to do the following:</text:p>
      <text:p text:style-name="P1"/>
      <text:p text:style-name="P1">1</text:p>
      <text:p text:style-name="P1">2</text:p>
      <text:p text:style-name="P1"><text:soft-page-break/>3</text:p>
      <text:p text:style-name="P1">4</text:p>
      <text:p text:style-name="P1">5</text:p>
      <text:p text:style-name="P1">6</text:p>
      <text:p text:style-name="P1">int main(void)</text:p>
      <text:p text:style-name="P1">{</text:p>
      <text:p text:style-name="P1"><text:s text:c="4"/>std::cout &lt;&lt; Foo::doSomething(4, 3) &lt;&lt; std::endl;</text:p>
      <text:p text:style-name="P1"><text:s text:c="4"/>std::cout &lt;&lt; Goo::doSomething(4, 3) &lt;&lt; std::endl;</text:p>
      <text:p text:style-name="P1"><text:s text:c="4"/>return 0;</text:p>
      <text:p text:style-name="P1">}</text:p>
      <text:p text:style-name="P1">This produces the result:</text:p>
      <text:p text:style-name="P1"/>
      <text:p text:style-name="P1">7</text:p>
      <text:p text:style-name="P1">1</text:p>
      <text:p text:style-name="P1">It is also possible to use the scope resolution operator without any namespace (eg. ::doSomething). In that case, it refers to the global namespace.</text:p>
      <text:p text:style-name="P1"/>
      <text:p text:style-name="P1">The using keyword</text:p>
      <text:p text:style-name="P1"/>
      <text:p text:style-name="P1">The second way to tell the compiler to look in a particular namespace for an identifier is to use the using keyword.</text:p>
      <text:p text:style-name="P1"/>
      <text:p text:style-name="P1">The using directive tells the compiler that if it can not find the definition for an identifier, it should look in a particular namespace to see if it exists there. For example:</text:p>
      <text:p text:style-name="P1"/>
      <text:p text:style-name="P1">1</text:p>
      <text:p text:style-name="P1">2</text:p>
      <text:p text:style-name="P1">3</text:p>
      <text:p text:style-name="P1">4</text:p>
      <text:p text:style-name="P1">5</text:p>
      <text:p text:style-name="P1">6</text:p>
      <text:p text:style-name="P1">int main(void)</text:p>
      <text:p text:style-name="P1">{</text:p>
      <text:p text:style-name="P1"><text:s text:c="4"/>using namespace Foo; // look in namespace Foo</text:p>
      <text:p text:style-name="P1"><text:s text:c="4"/>std::cout &lt;&lt; doSomething(4, 3) &lt;&lt; std::endl; // calls Foo::doSomething()</text:p>
      <text:p text:style-name="P1"><text:s text:c="4"/>return 0;</text:p>
      <text:p text:style-name="P1">}</text:p>
      <text:p text:style-name="P1">The using namespace Foo line causes doSomething(4, 3) to resolve to Foo::doSomething(4, 3). Consequently, this program prints:</text:p>
      <text:p text:style-name="P1"/>
      <text:p text:style-name="P1">7</text:p>
      <text:p text:style-name="P1">You can still get naming collisions with using directives:</text:p>
      <text:p text:style-name="P1"/>
      <text:p text:style-name="P1">1</text:p>
      <text:p text:style-name="P1">2</text:p>
      <text:p text:style-name="P1">3</text:p>
      <text:p text:style-name="P1">4</text:p>
      <text:p text:style-name="P1">5</text:p>
      <text:p text:style-name="P1">6</text:p>
      <text:p text:style-name="P1">7</text:p>
      <text:p text:style-name="P1">int main(void)</text:p>
      <text:p text:style-name="P1">{</text:p>
      <text:p text:style-name="P1"><text:soft-page-break/><text:s text:c="4"/>using namespace Foo; // look in namespace Foo</text:p>
      <text:p text:style-name="P1"><text:s text:c="4"/>using namespace Goo; // look in namespace Goo</text:p>
      <text:p text:style-name="P1"><text:s text:c="4"/>std::cout &lt;&lt; doSomething(4, 3) &lt;&lt; std::endl;</text:p>
      <text:p text:style-name="P1"><text:s text:c="4"/>return 0;</text:p>
      <text:p text:style-name="P1">}</text:p>
      <text:p text:style-name="P1">As you might have guessed, this causes an error:</text:p>
      <text:p text:style-name="P1"/>
      <text:p text:style-name="P1">C:\VCProjects\Test.cpp(15) : error C2668: 'doSomething' : ambiguous call to overloaded function</text:p>
      <text:p text:style-name="P1">In this case, it couldn’t find doSomething() in the global namespace, so it looked in both the Foo namespace and the Goo namespace (and the std namespace). Since doSomething() was found in more than one namespace, the compiler couldn’t figure out which one to use.</text:p>
      <text:p text:style-name="P1"/>
      <text:p text:style-name="P1">Instead of a using directive, we could also have used a using declaration:</text:p>
      <text:p text:style-name="P1"/>
      <text:p text:style-name="P1">1</text:p>
      <text:p text:style-name="P1">2</text:p>
      <text:p text:style-name="P1">3</text:p>
      <text:p text:style-name="P1">4</text:p>
      <text:p text:style-name="P1">5</text:p>
      <text:p text:style-name="P1">6</text:p>
      <text:p text:style-name="P1">int main(void)</text:p>
      <text:p text:style-name="P1">{</text:p>
      <text:p text:style-name="P1"><text:s text:c="4"/>using Foo::doSomething; // Tell compiler that doSomething() means Foo::doSomething()</text:p>
      <text:p text:style-name="P1"><text:s text:c="4"/>std::cout &lt;&lt; doSomething(4, 3) &lt;&lt; std::endl; // will resolve to Foo::doSomething()</text:p>
      <text:p text:style-name="P1"><text:s text:c="4"/>return 0;</text:p>
      <text:p text:style-name="P1">}</text:p>
      <text:p text:style-name="P1">The using keyword follows normal scope rules (just like variables) -- if declared inside a block, it has block scope (and is only valid within that block). If declared outside a block, it has global scope, and affects the whole file from that point forward.</text:p>
      <text:p text:style-name="P1"/>
      <text:p text:style-name="P1">Using the using keyword judiciously can make your code neater and easier to read. Although the using keyword can be used outside of a function to help resolve every identifier in the file, this is highly discouraged, as it increases the chance of conflicting identifiers from multiple namespaces (and the global scope), which somewhat defeats the point of namespaces in the first place.</text:p>
      <text:p text:style-name="P1"/>
      <text:p text:style-name="P1">Note that putting a using statement outside of a block in a header means that it will end up in the global scope of every file that includes that header. This should definitely be avoided.</text:p>
      <text:p text:style-name="P1"/>
      <text:p text:style-name="P1">Rule: Don’t use the “using” keyword in the global scope. This includes header files!</text:p>
      <text:p text:style-name="P1"/>
      <text:p text:style-name="P1">Cancelling or replacing a using statement</text:p>
      <text:p text:style-name="P1"/>
      <text:p text:style-name="P1">Once a using statement has been declared, there’s no way to cancel or replace it with a different using statement within the scope in which it was declared.</text:p>
      <text:p text:style-name="P1"/>
      <text:p text:style-name="P1">1</text:p>
      <text:p text:style-name="P1">2</text:p>
      <text:p text:style-name="P1">3</text:p>
      <text:p text:style-name="P1">4</text:p>
      <text:p text:style-name="P1">5</text:p>
      <text:p text:style-name="P1">6</text:p>
      <text:p text:style-name="P1">7</text:p>
      <text:p text:style-name="P1"><text:soft-page-break/>8</text:p>
      <text:p text:style-name="P1">9</text:p>
      <text:p text:style-name="P1">int main()</text:p>
      <text:p text:style-name="P1">{</text:p>
      <text:p text:style-name="P1"><text:s text:c="4"/>using namespace Foo;</text:p>
      <text:p text:style-name="P1"><text:s/></text:p>
      <text:p text:style-name="P1"><text:s text:c="4"/>// there's no way to cancel the "using namespace Foo" here!</text:p>
      <text:p text:style-name="P1"><text:s text:c="4"/>// there's also no way to replace "using namespace Foo" with "using namespace Goo"!</text:p>
      <text:p text:style-name="P1"><text:s/></text:p>
      <text:p text:style-name="P1"><text:s text:c="4"/>return 0;</text:p>
      <text:p text:style-name="P1">} // using namespace Foo ends here</text:p>
      <text:p text:style-name="P1">The best you can do is intentionally limit the scope of the using statement from the outset using the block scoping rule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int main()</text:p>
      <text:p text:style-name="P1">{</text:p>
      <text:p text:style-name="P1"><text:s text:c="4"/>{</text:p>
      <text:p text:style-name="P1"><text:s text:c="8"/>using namespace Foo;</text:p>
      <text:p text:style-name="P1"><text:s text:c="8"/>// calls to Foo:: stuff here</text:p>
      <text:p text:style-name="P1"><text:s text:c="4"/>} // using namespace Foo expires</text:p>
      <text:p text:style-name="P1"><text:s/></text:p>
      <text:p text:style-name="P1"><text:s text:c="4"/>{</text:p>
      <text:p text:style-name="P1"><text:s text:c="8"/>using namespace Goo;</text:p>
      <text:p text:style-name="P1"><text:s text:c="8"/>// calls to Goo:: stuff here</text:p>
      <text:p text:style-name="P1"><text:s text:c="4"/>} // using namespace Goo expires</text:p>
      <text:p text:style-name="P1"><text:s/></text:p>
      <text:p text:style-name="P1"><text:s text:c="4"/>return 0;</text:p>
      <text:p text:style-name="P1">}</text:p>
      <text:p text:style-name="P1">Of course, all of this headache can be avoided by explicitly using the scope qualifier operator (::).</text:p>
      <text:p text:style-name="P1"/>
      <text:p text:style-name="P1">Multiple namespace blocks with the same name allowed</text:p>
      <text:p text:style-name="P1"/>
      <text:p text:style-name="P1">It’s legal to declare namespace blocks in multiple locations (even multiple times in the same file, if you can find a good reason for doing so). All declarations within the namespace block are considered part of the namespace.</text:p>
      <text:p text:style-name="P1"/>
      <text:p text:style-name="P1">add.h:</text:p>
      <text:p text:style-name="P1"/>
      <text:p text:style-name="P1"><text:soft-page-break/>1</text:p>
      <text:p text:style-name="P1">2</text:p>
      <text:p text:style-name="P1">3</text:p>
      <text:p text:style-name="P1">4</text:p>
      <text:p text:style-name="P1">5</text:p>
      <text:p text:style-name="P1">6</text:p>
      <text:p text:style-name="P1">7</text:p>
      <text:p text:style-name="P1">8</text:p>
      <text:p text:style-name="P1">namespace BasicMath</text:p>
      <text:p text:style-name="P1">{</text:p>
      <text:p text:style-name="P1"><text:s text:c="4"/>// function add() is part of namespace BasicMath</text:p>
      <text:p text:style-name="P1"><text:s text:c="4"/>int add(int x, int y)</text:p>
      <text:p text:style-name="P1"><text:s text:c="4"/>{</text:p>
      <text:p text:style-name="P1"><text:s text:c="8"/>return x + y;</text:p>
      <text:p text:style-name="P1"><text:s text:c="4"/>}</text:p>
      <text:p text:style-name="P1">}</text:p>
      <text:p text:style-name="P1">subtract.h:</text:p>
      <text:p text:style-name="P1"/>
      <text:p text:style-name="P1">1</text:p>
      <text:p text:style-name="P1">2</text:p>
      <text:p text:style-name="P1">3</text:p>
      <text:p text:style-name="P1">4</text:p>
      <text:p text:style-name="P1">5</text:p>
      <text:p text:style-name="P1">6</text:p>
      <text:p text:style-name="P1">7</text:p>
      <text:p text:style-name="P1">8</text:p>
      <text:p text:style-name="P1">namespace BasicMath</text:p>
      <text:p text:style-name="P1">{</text:p>
      <text:p text:style-name="P1"><text:s text:c="4"/>// function subtract() is also part of namespace BasicMath</text:p>
      <text:p text:style-name="P1"><text:s text:c="4"/>int subtract(int x, int y)</text:p>
      <text:p text:style-name="P1"><text:s text:c="4"/>{</text:p>
      <text:p text:style-name="P1"><text:s text:c="8"/>return x - y;</text:p>
      <text:p text:style-name="P1"><text:s text:c="4"/>}</text:p>
      <text:p text:style-name="P1">}</text:p>
      <text:p text:style-name="P1">main.cpp:</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include "add.h" // import BasicMath::add()</text:p>
      <text:p text:style-name="P1">#include "subtract.h" // import BasicMath::subtract()</text:p>
      <text:p text:style-name="P1"><text:s/></text:p>
      <text:p text:style-name="P1">int main(void)</text:p>
      <text:p text:style-name="P1">{</text:p>
      <text:p text:style-name="P1"><text:s text:c="4"/>cout &lt;&lt; BasicMath::add(4, 3) &lt;&lt; endl;</text:p>
      <text:p text:style-name="P1"><text:soft-page-break/><text:s text:c="4"/>cout &lt;&lt; BasicMath::subtract(4, 3) &lt;&lt; endl;</text:p>
      <text:p text:style-name="P1"><text:s/></text:p>
      <text:p text:style-name="P1"><text:s text:c="4"/>return 0;</text:p>
      <text:p text:style-name="P1">}</text:p>
      <text:p text:style-name="P1">This works exactly as you would expect.</text:p>
      <text:p text:style-name="P1"/>
      <text:p text:style-name="P1">The standard library makes extensive use of this feature, as all of the different header files included with the standard library have their functionality inside namespace std::.</text:p>
      <text:p text:style-name="P1"/>
      <text:p text:style-name="P1">Nested namespaces and namespace aliases</text:p>
      <text:p text:style-name="P1"/>
      <text:p text:style-name="P1">Namespaces can be nested inside other namespaces. For exampl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include &lt;iostream&gt;</text:p>
      <text:p text:style-name="P1"><text:s/></text:p>
      <text:p text:style-name="P1">namespace Foo</text:p>
      <text:p text:style-name="P1">{</text:p>
      <text:p text:style-name="P1"><text:s text:c="4"/>namespace Goo</text:p>
      <text:p text:style-name="P1"><text:s text:c="4"/>{</text:p>
      <text:p text:style-name="P1"><text:s text:c="8"/>const int g_x = 5;</text:p>
      <text:p text:style-name="P1"><text:s text:c="4"/>}</text:p>
      <text:p text:style-name="P1">}</text:p>
      <text:p text:style-name="P1"><text:s/></text:p>
      <text:p text:style-name="P1">int main()</text:p>
      <text:p text:style-name="P1">{</text:p>
      <text:p text:style-name="P1"><text:s text:c="4"/>std::cout &lt;&lt; Foo::Goo::g_x;</text:p>
      <text:p text:style-name="P1"><text:s text:c="4"/>return 0;</text:p>
      <text:p text:style-name="P1">}</text:p>
      <text:p text:style-name="P1">Note that because namespace Goo is inside of namespace Foo, we access g_x as Foo::Goo::g_x.</text:p>
      <text:p text:style-name="P1"/>
      <text:p text:style-name="P1">Because typing the fully qualified name of a variable or function inside a nested namespace can be painful, C++ allows you to create namespace aliases.</text:p>
      <text:p text:style-name="P1"/>
      <text:p text:style-name="P1">1</text:p>
      <text:p text:style-name="P1">2</text:p>
      <text:p text:style-name="P1">3</text:p>
      <text:p text:style-name="P1">4</text:p>
      <text:p text:style-name="P1"><text:soft-page-break/>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namespace Foo</text:p>
      <text:p text:style-name="P1">{</text:p>
      <text:p text:style-name="P1"><text:tab/>namespace Goo</text:p>
      <text:p text:style-name="P1"><text:tab/>{</text:p>
      <text:p text:style-name="P1"><text:tab/><text:tab/>const int g_x = 5;</text:p>
      <text:p text:style-name="P1"><text:tab/>}</text:p>
      <text:p text:style-name="P1">}</text:p>
      <text:p text:style-name="P1"><text:s/></text:p>
      <text:p text:style-name="P1">namespace Boo = Foo::Goo; // Boo now refers to Foo::Goo</text:p>
      <text:p text:style-name="P1"><text:s/></text:p>
      <text:p text:style-name="P1">int main()</text:p>
      <text:p text:style-name="P1">{</text:p>
      <text:p text:style-name="P1"><text:tab/>std::cout &lt;&lt; Boo::g_x; // This is really Foo::Goo::g_x</text:p>
      <text:p text:style-name="P1"><text:tab/>return 0;</text:p>
      <text:p text:style-name="P1">}</text:p>
      <text:p text:style-name="P1">It’s worth noting that namespaces in C++ were not designed as a way to implement an information hierarchy -- they were designed primarily as a mechanism for preventing naming collisions. As evidence of this, note that the entirety of the standard template library lives under the singular namespace std::. Some newer languages (such as C#) differ from C++ in this regard.</text:p>
      <text:p text:style-name="P1"/>
      <text:p text:style-name="P1">In general, you should avoid nesting namespaces if possible, and there’s few good reasons to nest them more than 2 levels deep. However, in later lessons, we will see other related cases where the scope resolution operator needs to be used more than o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0:25:54.572008275</meta:creation-date>
    <dc:date>2016-03-14T00:27:01.643979017</dc:date>
    <meta:editing-duration>P0D</meta:editing-duration>
    <meta:editing-cycles>1</meta:editing-cycles>
    <meta:document-statistic meta:table-count="0" meta:image-count="0" meta:object-count="0" meta:page-count="10" meta:paragraph-count="389" meta:word-count="2035" meta:character-count="11438" meta:non-whitespace-character-count="9461"/>
    <meta:generator>LibreOffice/4.2.8.2$Linux_X86_64 LibreOffice_project/420m0$Build-2</meta:generator>
  </office:meta>
</office:document-meta>
</file>